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89d" officeooo:paragraph-rsid="001e9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iz uma Landing page, com objetivo de melhorar trabalhar no FlexBox. A página passa a informações ficticias de uma banda de rock, ela mostra atemosfera do show e informações sobre os canto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7:27:55.357060551</meta:creation-date>
    <dc:date>2022-03-17T17:37:22.749529508</dc:date>
    <meta:editing-duration>PT9M28S</meta:editing-duration>
    <meta:editing-cycles>1</meta:editing-cycles>
    <meta:document-statistic meta:table-count="0" meta:image-count="0" meta:object-count="0" meta:page-count="1" meta:paragraph-count="1" meta:word-count="32" meta:character-count="192" meta:non-whitespace-character-count="161"/>
    <meta:generator>LibreOffice/7.2.5.2.0$Linux_X86_64 LibreOffice_project/20$Build-2</meta:generator>
  </office:meta>
</office:document-meta>
</file>